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1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4cm" svg:x="1.4cm" svg:y="0.837cm" presentation:class="subtitle">
          <draw:text-box>
            <text:p>ExtJs DOM event handling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on't use plain DOM when using ExtJ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Plain DOM objects have incompatibilities between browsers.</text:p>
              </text:list-item>
              <text:list-item>
                <text:p>Event handling is different between old IE and all other browsers.</text:p>
              </text:list-item>
              <text:list-item>
                <text:p>The event object itself has different properties in IE and other browse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1"><text:span text:style-name="T1">Ext.Element</text:span>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Encapsulates a DOM element.</text:p>
              </text:list-item>
              <text:list-item>
                <text:p>Adding simple DOM manipulation facilities.</text:p>
              </text:list-item>
              <text:list-item>
                <text:p><text:span text:style-name="T2">Normalizing for browser differences.</text:span></text:p>
              </text:list-item>
              <text:list-item>
                <text:p><text:span text:style-name="T3">More object oriented than the browsers DOM element (you can extend and override it).</text:span></text:p>
              </text:list-item>
              <text:list-item>
                <text:p><text:span text:style-name="T3">You want to use this on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oing things with <text:span text:style-name="T1">Ext.Element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<text:span text:style-name="T1">Ext.Element</text:span> has 174 (!!!) methods (as of ExtJs 4.1). So you can do lots and lots of things with it.</text:p>
              </text:list-item>
              <text:list-item>
                <text:p>Change colors, sizes, reposition, animate, resize, add styles, remove styles, <text:s/>scroll, enable/disable and a lot more.</text:p>
              </text:list-item>
              <text:list-item>
                <text:p>And all of these methods are browser portab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Getting a reference to a DOM element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Give an id to a DOM element in your HTML:</text:p>
                <text:p><text:span text:style-name="T1">&lt;div id="test_node"&gt;&lt;/div&gt;</text:span></text:p>
              </text:list-item>
              <text:list-item>
                <text:p>Now get it via <text:span text:style-name="T1">Ext.get:</text:span></text:p>
                <text:p><text:span text:style-name="T1">var el = Ext.get('test_node');</text:span></text:p>
              </text:list-item>
              <text:list-item>
                <text:p><text:span text:style-name="T4">Note: This is </text:span><text:span text:style-name="T1">Ext.get</text:span><text:span text:style-name="T4"> which is used for DOM nodes and not </text:span><text:span text:style-name="T1">Ext.getCmp</text:span><text:span text:style-name="T4"> which is used for widgets/components.</text:span></text:p>
              </text:list-item>
              <text:list-item>
                <text:p><text:span text:style-name="T4">See example (</text:span><text:span text:style-name="T1">dom_get.html</text:span><text:span text:style-name="T4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reating a DOM element</text:p>
          </draw:text-box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8T05:19:39</meta:creation-date>
    <meta:editing-duration>PT11M18S</meta:editing-duration>
    <meta:editing-cycles>3</meta:editing-cycles>
    <dc:date>2012-05-18T05:35:29</dc:date>
    <meta:generator>LibreOffice/3.5$Linux_x86 LibreOffice_project/350m1$Build-2</meta:generator>
    <meta:document-statistic meta:object-count="44"/>
  </office:meta>
</office:document-meta>
</file>